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7.701cm"/>
    </style:style>
    <style:style style:name="co4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3.65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Hoja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6" table:number-columns-repeated="2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eer el artículo “No hay balas de plata: Lo esencial y lo accidental en la Ingeniería del Software”</text:p>
          </table:table-cell>
          <table:table-cell office:value-type="date" office:date-value="2013-03-24">
            <text:p>24/03/13</text:p>
          </table:table-cell>
          <table:table-cell office:value-type="string">
            <text:p>30 minutos.</text:p>
          </table:table-cell>
          <table:table-cell office:value-type="string">
            <text:p>50 minutos.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Implementar en Ruby una función es_palíndromo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10 minutos.</text:p>
          </table:table-cell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Implementar en ruby una función es_de_fibonacci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30 minutos.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Implementar en Ruby el ahorcado con sus respectivas pruebas.</text:p>
          </table:table-cell>
          <table:table-cell office:value-type="date" office:date-value="2013-04-10">
            <text:p>10/04/13</text:p>
          </table:table-cell>
          <table:table-cell office:value-type="string">
            <text:p>5 horas.</text:p>
          </table:table-cell>
          <table:table-cell office:value-type="string">
            <text:p>7 horas.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Lectura de Scrum Handbook</text:p>
          </table:table-cell>
          <table:table-cell office:value-type="date" office:date-value="2013-04-21">
            <text:p>21/04/13</text:p>
          </table:table-cell>
          <table:table-cell office:value-type="string">
            <text:p>3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Implementar el código necesario para pasar la feature del Code Breaker</text:p>
          </table:table-cell>
          <table:table-cell office:value-type="date" office:date-value="2013-04-28">
            <text:p>28/04/13</text:p>
          </table:table-cell>
          <table:table-cell office:value-type="string">
            <text:p>5 horas.</text:p>
          </table:table-cell>
          <table:table-cell office:value-type="string">
            <text:p>4 horas.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uscar definicion de “arquitectura de software”</text:p>
          </table:table-cell>
          <table:table-cell office:value-type="date" office:date-value="2013-04-28">
            <text:p>28/04/13</text:p>
          </table:table-cell>
          <table:table-cell office:value-type="string">
            <text:p>15 minutos</text:p>
          </table:table-cell>
          <table:table-cell table:style-name="ce8" office:value-type="string">
            <text:p>12 minutos.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de Continuous Integration </text:p>
          </table:table-cell>
          <table:table-cell office:value-type="date" office:date-value="2013-05-13">
            <text:p>13/05/13</text:p>
          </table:table-cell>
          <table:table-cell office:value-type="string">
            <text:p>60 minutos.</text:p>
          </table:table-cell>
          <table:table-cell office:value-type="string">
            <text:p>80 minutos.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Preparación de ambientes para TP (Reserva de dominio, repo en GitHub y Heroku, cuenta en Trello) <text:span text:style-name="T1">GRUPAL</text:span></text:p>
          </table:table-cell>
          <table:table-cell office:value-type="date" office:date-value="2013-05-18">
            <text:p>18/05/13</text:p>
          </table:table-cell>
          <table:table-cell office:value-type="string">
            <text:p>60 minutos.</text:p>
          </table:table-cell>
          <table:table-cell office:value-type="string">
            <text:p>35 minutos.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Visual Story Mapping de la aplicación René <text:span text:style-name="T1">GRUPAL</text:span></text:p>
          </table:table-cell>
          <table:table-cell office:value-type="date" office:date-value="2013-05-18">
            <text:p>18/05/13</text:p>
          </table:table-cell>
          <table:table-cell office:value-type="string">
            <text:p>90 minutos</text:p>
          </table:table-cell>
          <table:table-cell table:style-name="ce8" office:value-type="string">
            <text:p>60 minutos.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Completar tarea de Integración Continua</text:p>
          </table:table-cell>
          <table:table-cell table:style-name="ce7" office:value-type="date" office:date-value="2013-05-22">
            <text:p>22/05/13</text:p>
          </table:table-cell>
          <table:table-cell office:value-type="string">
            <text:p>45 minutos.</text:p>
          </table:table-cell>
          <table:table-cell office:value-type="string">
            <text:p>40 minutos.</text:p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2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Implementación de view y controller de story #2</text:p>
          </table:table-cell>
          <table:table-cell office:value-type="date" office:date-value="2013-06-02">
            <text:p>02/06/13</text:p>
          </table:table-cell>
          <table:table-cell office:value-type="string">
            <text:p>6 horas.</text:p>
          </table:table-cell>
          <table:table-cell office:value-type="string">
            <text:p>12 horas.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Preparación de demo para presentar en Review. <text:span text:style-name="T1">GRUPAL</text:span></text:p>
          </table:table-cell>
          <table:table-cell office:value-type="date" office:date-value="2013-06-03">
            <text:p>03/06/13</text:p>
          </table:table-cell>
          <table:table-cell table:number-columns-repeated="2" office:value-type="string">
            <text:p>1 hora.</text:p>
          </table:table-cell>
        </table:table-row>
        <table:table-row table:style-name="ro4">
          <table:table-cell table:number-columns-repeated="2"/>
          <table:table-cell table:style-name="ce2"/>
          <table:table-cell table:number-columns-repeated="2"/>
        </table:table-row>
        <table:table-row table:style-name="ro4">
          <table:table-cell table:style-name="ce3"/>
          <table:table-cell table:style-name="ce5"/>
          <table:table-cell table:style-name="ce3"/>
          <table:table-cell table:style-name="ce5"/>
          <table:table-cell table:style-name="ce3"/>
        </table:table-row>
      </table:table>
      <table:table table:name="Hoja2" table:style-name="ta1">
        <table:table-column table:style-name="co5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</meta:initial-creator>
    <meta:creation-date>2013-03-24T15:35:43</meta:creation-date>
    <dc:date>2013-06-03T16:00:42</dc:date>
    <dc:creator>Erica </dc:creator>
    <meta:editing-duration>PT2H45M38S</meta:editing-duration>
    <meta:editing-cycles>26</meta:editing-cycles>
    <meta:generator>LibreOffice/3.5$Linux_x86 LibreOffice_project/350m1$Build-2</meta:generator>
    <meta:document-statistic meta:table-count="3" meta:cell-count="70" meta:object-count="0"/>
  </office:meta>
</office:document-meta>
</file>